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ad33" officeooo:paragraph-rsid="0017ad3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59ad" officeooo:paragraph-rsid="001859ad" style:font-size-asian="10.5pt" style:font-size-complex="12pt"/>
    </style:style>
    <style:style style:name="P3" style:family="paragraph" style:parent-style-name="Standard">
      <style:text-properties officeooo:rsid="001a1530" officeooo:paragraph-rsid="001a1530"/>
    </style:style>
    <style:style style:name="P4" style:family="paragraph" style:parent-style-name="Standard" style:list-style-name="L2">
      <style:text-properties officeooo:rsid="001a1530" officeooo:paragraph-rsid="001a1530"/>
    </style:style>
    <style:style style:name="P5" style:family="paragraph" style:parent-style-name="Standard" style:list-style-name="L2">
      <style:text-properties officeooo:paragraph-rsid="001a1530"/>
    </style:style>
    <style:style style:name="P6" style:family="paragraph" style:parent-style-name="Standard" style:list-style-name="L2">
      <style:text-properties officeooo:rsid="001a611b" officeooo:paragraph-rsid="001a611b"/>
    </style:style>
    <style:style style:name="P7" style:family="paragraph" style:parent-style-name="Standard" style:list-style-name="L2">
      <style:text-properties officeooo:rsid="001b0735" officeooo:paragraph-rsid="001b0735"/>
    </style:style>
    <style:style style:name="P8" style:family="paragraph" style:parent-style-name="Standard">
      <style:text-properties officeooo:rsid="001b0735" officeooo:paragraph-rsid="001b0735"/>
    </style:style>
    <style:style style:name="P9" style:family="paragraph" style:parent-style-name="Standard">
      <style:paragraph-properties fo:margin-top="3cm" fo:margin-bottom="9.999cm" loext:contextual-spacing="false" fo:text-align="center" style:justify-single-word="false"/>
      <style:text-properties fo:font-size="40pt" officeooo:rsid="0017ad33" officeooo:paragraph-rsid="0017ad33" style:font-size-asian="40pt" style:font-size-complex="40pt"/>
    </style:style>
    <style:style style:name="P10" style:family="paragraph" style:parent-style-name="Standard" style:list-style-name="L1">
      <style:paragraph-properties fo:margin-left="0cm" fo:margin-right="0cm" fo:margin-top="0cm" fo:margin-bottom="0.4cm" loext:contextual-spacing="false" fo:text-align="start" style:justify-single-word="false" fo:text-indent="-0.7cm" style:auto-text-indent="false" fo:break-before="page">
        <style:tab-stops/>
      </style:paragraph-properties>
      <style:text-properties fo:font-size="15pt" officeooo:rsid="001859ad" officeooo:paragraph-rsid="001859ad" style:font-size-asian="15pt" style:font-size-complex="15pt"/>
    </style:style>
    <style:style style:name="T1" style:family="text">
      <style:text-properties officeooo:rsid="001a1530"/>
    </style:style>
    <style:style style:name="T2" style:family="text">
      <style:text-properties fo:font-size="12pt" officeooo:rsid="001a1530" style:font-size-asian="10.5pt" style:font-size-complex="12pt"/>
    </style:style>
    <style:style style:name="T3" style:family="text">
      <style:text-properties officeooo:rsid="001b073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matyzacja przypadku testowego przy pomocy Selenium Webdriwer</text:p>
      <text:p text:style-name="P1">Eunika Gielniewska</text:p>
      <text:p text:style-name="P1">Wrocław 2020</text:p>
      <text:list xml:id="list2995736330" text:style-name="L1">
        <text:list-item>
          <text:p text:style-name="P10">Przypadek testowy</text:p>
        </text:list-item>
      </text:list>
      <text:p text:style-name="P2">ID: 001</text:p>
      <text:p text:style-name="P2">Tytuł: Rejestracja nowego użytkownika <text:span text:style-name="T3">z niepoprawną weryfikacją hasła</text:span>.</text:p>
      <text:p text:style-name="Standard"><text:span text:style-name="T2">Środowisko: Chrome wersja </text:span>83.0.4103.61, <text:span text:style-name="T1">Ubuntu 18.04.4 LTS</text:span></text:p>
      <text:p text:style-name="P3">Warunek wstępny: użytkownik nie jest zalogowany.</text:p>
      <text:p text:style-name="P3"/>
      <text:p text:style-name="P3">Kroki:</text:p>
      <text:list xml:id="list119652438" text:style-name="L2">
        <text:list-item>
          <text:p text:style-name="P4">Uruchom przeglądarkę.</text:p>
        </text:list-item>
        <text:list-item>
          <text:p text:style-name="P5"><text:span text:style-name="T1">Wejdź na stronę „</text:span>https://czytam.pl/”</text:p>
        </text:list-item>
        <text:list-item>
          <text:p text:style-name="P6">Kliknij „Rejestracja”</text:p>
        </text:list-item>
        <text:list-item>
          <text:p text:style-name="P6">Wybierz „Osoba fizyczna”</text:p>
        </text:list-item>
        <text:list-item>
          <text:p text:style-name="P6">Wpisz imię</text:p>
        </text:list-item>
        <text:list-item>
          <text:p text:style-name="P6">Wpisz nazwisko</text:p>
        </text:list-item>
        <text:list-item>
          <text:p text:style-name="P6">Wpisz numer telefonu</text:p>
        </text:list-item>
        <text:list-item>
          <text:p text:style-name="P6">Wpisz ulicę</text:p>
        </text:list-item>
        <text:list-item>
          <text:p text:style-name="P6">Wpisz numer domu</text:p>
        </text:list-item>
        <text:list-item>
          <text:p text:style-name="P6">Wpisz numer mieszkania</text:p>
        </text:list-item>
        <text:list-item>
          <text:p text:style-name="P6">Wpisz miejscowość</text:p>
        </text:list-item>
        <text:list-item>
          <text:p text:style-name="P6">Wpisz kod pocztowy</text:p>
        </text:list-item>
        <text:list-item>
          <text:p text:style-name="P6">Zaznacz „Adres zamieszkania jest również adresem dostawy”</text:p>
        </text:list-item>
        <text:list-item>
          <text:p text:style-name="P6">Wpisz poprawny adres e-mail</text:p>
        </text:list-item>
        <text:list-item>
          <text:p text:style-name="P6">Wpisz hasło</text:p>
        </text:list-item>
        <text:list-item>
          <text:p text:style-name="P7">Wpisz niepoprawne hasło w „powtórz hasło”</text:p>
        </text:list-item>
        <text:list-item>
          <text:p text:style-name="P6">Zaznacz akceptację regulaminu</text:p>
        </text:list-item>
        <text:list-item>
          <text:p text:style-name="P6">Kliknij „dalej”</text:p>
        </text:list-item>
      </text:list>
      <text:p text:style-name="P8"/>
      <text:p text:style-name="P8">Oczekiwany rezultat:</text:p>
      <text:p text:style-name="P8">Rejestracja nie powodzi się. Użytkownik dostaje informację, że hasło i jego powtórzenie muszą być takie sam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2:38:35.588326557</meta:creation-date>
    <dc:date>2020-06-13T13:43:32.144038243</dc:date>
    <meta:editing-duration>PT2M21S</meta:editing-duration>
    <meta:editing-cycles>1</meta:editing-cycles>
    <meta:document-statistic meta:table-count="0" meta:image-count="0" meta:object-count="0" meta:page-count="2" meta:paragraph-count="29" meta:word-count="129" meta:character-count="886" meta:non-whitespace-character-count="805"/>
    <meta:generator>LibreOffice/6.0.7.3$Linux_X86_64 LibreOffice_project/00m0$Build-3</meta:generator>
  </office:meta>
</office:document-meta>
</file>